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1833in" fo:margin-left="0.1882in" fo:margin-top="0in" fo:margin-bottom="0in" table:align="left" style:writing-mode="lr-tb"/>
    </style:style>
    <style:style style:name="Table2.A" style:family="table-column">
      <style:table-column-properties style:column-width="3.0646in"/>
    </style:style>
    <style:style style:name="Table2.B" style:family="table-column">
      <style:table-column-properties style:column-width="3.118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2in" fo:margin-left="0.1715in" fo:margin-top="0in" fo:margin-bottom="0in" table:align="left" style:writing-mode="lr-tb"/>
    </style:style>
    <style:style style:name="Table3.A" style:family="table-column">
      <style:table-column-properties style:column-width="3.0826in"/>
    </style:style>
    <style:style style:name="Table3.B" style:family="table-column">
      <style:table-column-properties style:column-width="3.116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2in" fo:margin-left="0.1715in" fo:margin-top="0in" fo:margin-bottom="0in" table:align="left" style:writing-mode="lr-tb"/>
    </style:style>
    <style:style style:name="Table5.A" style:family="table-column">
      <style:table-column-properties style:column-width="3.0826in"/>
    </style:style>
    <style:style style:name="Table5.B" style:family="table-column">
      <style:table-column-properties style:column-width="3.1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2in" fo:margin-left="0.1715in" fo:margin-top="0in" fo:margin-bottom="0in" table:align="left" style:writing-mode="lr-tb"/>
    </style:style>
    <style:style style:name="Table6.A" style:family="table-column">
      <style:table-column-properties style:column-width="3.0826in"/>
    </style:style>
    <style:style style:name="Table6.B" style:family="table-column">
      <style:table-column-properties style:column-width="3.116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2in" fo:margin-left="0.1715in" fo:margin-top="0in" fo:margin-bottom="0in" table:align="left" style:writing-mode="lr-tb"/>
    </style:style>
    <style:style style:name="Table7.A" style:family="table-column">
      <style:table-column-properties style:column-width="3.0771in"/>
    </style:style>
    <style:style style:name="Table7.B" style:family="table-column">
      <style:table-column-properties style:column-width="3.122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Standard"/>
    <style:style style:name="P3" style:family="paragraph" style:parent-style-name="Standard">
      <style:text-properties officeooo:paragraph-rsid="000c93a1"/>
    </style:style>
    <style:style style:name="P4" style:family="paragraph" style:parent-style-name="Standard">
      <style:text-properties officeooo:paragraph-rsid="000f2708"/>
    </style:style>
    <style:style style:name="P5" style:family="paragraph" style:parent-style-name="Standard">
      <style:text-properties style:font-name="Times New Roman" officeooo:paragraph-rsid="00160258"/>
    </style:style>
    <style:style style:name="P6" style:family="paragraph" style:parent-style-name="Standard">
      <style:text-properties officeooo:paragraph-rsid="000fc040"/>
    </style:style>
    <style:style style:name="P7" style:family="paragraph" style:parent-style-name="Standard" style:list-style-name="L1">
      <style:text-properties officeooo:paragraph-rsid="000fc040"/>
    </style:style>
    <style:style style:name="P8" style:family="paragraph" style:parent-style-name="Standard" style:list-style-name="L1">
      <style:text-properties officeooo:paragraph-rsid="0010b254"/>
    </style:style>
    <style:style style:name="P9" style:family="paragraph" style:parent-style-name="Standard" style:list-style-name="L2">
      <style:text-properties officeooo:paragraph-rsid="000fc040"/>
    </style:style>
    <style:style style:name="P10" style:family="paragraph" style:parent-style-name="Standard">
      <style:text-properties officeooo:paragraph-rsid="00160258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paragraph-rsid="00160258"/>
    </style:style>
    <style:style style:name="P1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Heading_20_2">
      <style:text-properties officeooo:paragraph-rsid="000c93a1"/>
    </style:style>
    <style:style style:name="P14" style:family="paragraph" style:parent-style-name="Heading_20_2">
      <style:text-properties officeooo:paragraph-rsid="000dad24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able_20_Contents">
      <style:text-properties fo:language="pl" fo:country="PL" officeooo:rsid="000c93a1" officeooo:paragraph-rsid="000c93a1"/>
    </style:style>
    <style:style style:name="P17" style:family="paragraph" style:parent-style-name="Heading_20_1" style:master-page-name="Standard">
      <style:paragraph-properties style:page-number="auto" fo:break-before="page"/>
      <style:text-properties fo:language="pl" fo:country="PL"/>
    </style:style>
    <style:style style:name="P18" style:family="paragraph" style:parent-style-name="Heading_20_1"/>
    <style:style style:name="P19" style:family="paragraph" style:parent-style-name="Heading_20_1">
      <style:paragraph-properties fo:break-before="page"/>
    </style:style>
    <style:style style:name="P20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paragraph-rsid="00160258"/>
    </style:style>
    <style:style style:name="P21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paragraph-rsid="0019fe83"/>
    </style:style>
    <style:style style:name="P22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paragraph-rsid="001b86e9"/>
    </style:style>
    <style:style style:name="P23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paragraph-rsid="001bdda6"/>
    </style:style>
    <style:style style:name="P24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rsid="00160258" officeooo:paragraph-rsid="00160258"/>
    </style:style>
    <style:style style:name="P25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rsid="00160258" officeooo:paragraph-rsid="0019fe83"/>
    </style:style>
    <style:style style:name="P26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rsid="00160258" officeooo:paragraph-rsid="001bad91"/>
    </style:style>
    <style:style style:name="P27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rsid="00160258" officeooo:paragraph-rsid="001cab0f"/>
    </style:style>
    <style:style style:name="P28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rsid="0018694b" officeooo:paragraph-rsid="0018694b"/>
    </style:style>
    <style:style style:name="P29" style:family="paragraph" style:parent-style-name="List_20_Paragraph" style:list-style-name="WWNum2">
      <style:paragraph-properties fo:margin-top="0in" fo:margin-bottom="0in" loext:contextual-spacing="true" fo:line-height="100%"/>
      <style:text-properties officeooo:paragraph-rsid="00160258"/>
    </style:style>
    <style:style style:name="P30" style:family="paragraph" style:parent-style-name="List_20_Paragraph" style:list-style-name="WWNum3">
      <style:paragraph-properties fo:margin-top="0in" fo:margin-bottom="0in" loext:contextual-spacing="true" fo:line-height="100%"/>
      <style:text-properties officeooo:paragraph-rsid="00160258"/>
    </style:style>
    <style:style style:name="P31" style:family="paragraph" style:parent-style-name="List_20_Paragraph" style:list-style-name="WWNum11">
      <style:paragraph-properties fo:margin-top="0in" fo:margin-bottom="0in" loext:contextual-spacing="true" fo:line-height="100%"/>
      <style:text-properties officeooo:paragraph-rsid="00160258"/>
    </style:style>
    <style:style style:name="P32" style:family="paragraph" style:parent-style-name="List_20_Paragraph" style:list-style-name="WWNum11">
      <style:paragraph-properties fo:margin-top="0in" fo:margin-bottom="0in" loext:contextual-spacing="true" fo:line-height="100%"/>
      <style:text-properties officeooo:paragraph-rsid="0019fe83"/>
    </style:style>
    <style:style style:name="P33" style:family="paragraph" style:parent-style-name="List_20_Paragraph" style:list-style-name="WWNum12">
      <style:paragraph-properties fo:margin-top="0in" fo:margin-bottom="0in" loext:contextual-spacing="true" fo:line-height="100%"/>
      <style:text-properties officeooo:paragraph-rsid="00160258"/>
    </style:style>
    <style:style style:name="P34" style:family="paragraph" style:parent-style-name="List_20_Paragraph" style:list-style-name="WWNum12">
      <style:paragraph-properties fo:margin-top="0in" fo:margin-bottom="0in" loext:contextual-spacing="true" fo:line-height="100%"/>
      <style:text-properties officeooo:paragraph-rsid="0019fe83"/>
    </style:style>
    <style:style style:name="P35" style:family="paragraph" style:parent-style-name="List_20_Paragraph" style:list-style-name="WWNum7">
      <style:paragraph-properties fo:margin-top="0in" fo:margin-bottom="0in" loext:contextual-spacing="true" fo:line-height="100%"/>
      <style:text-properties officeooo:paragraph-rsid="00160258"/>
    </style:style>
    <style:style style:name="P36" style:family="paragraph" style:parent-style-name="List_20_Paragraph" style:list-style-name="WWNum8">
      <style:paragraph-properties fo:margin-top="0in" fo:margin-bottom="0in" loext:contextual-spacing="true" fo:line-height="100%"/>
      <style:text-properties officeooo:paragraph-rsid="00160258"/>
    </style:style>
    <style:style style:name="P37" style:family="paragraph" style:parent-style-name="List_20_Paragraph" style:list-style-name="WWNum5">
      <style:paragraph-properties fo:margin-top="0in" fo:margin-bottom="0in" loext:contextual-spacing="true" fo:line-height="100%"/>
      <style:text-properties officeooo:paragraph-rsid="00160258"/>
    </style:style>
    <style:style style:name="P38" style:family="paragraph" style:parent-style-name="List_20_Paragraph" style:list-style-name="WWNum5">
      <style:paragraph-properties fo:margin-top="0in" fo:margin-bottom="0in" loext:contextual-spacing="true" fo:line-height="100%"/>
      <style:text-properties officeooo:paragraph-rsid="001bdda6"/>
    </style:style>
    <style:style style:name="P39" style:family="paragraph" style:parent-style-name="List_20_Paragraph" style:list-style-name="WWNum6">
      <style:paragraph-properties fo:margin-top="0in" fo:margin-bottom="0in" loext:contextual-spacing="true" fo:line-height="100%"/>
      <style:text-properties officeooo:paragraph-rsid="00160258"/>
    </style:style>
    <style:style style:name="P40" style:family="paragraph" style:parent-style-name="List_20_Paragraph" style:list-style-name="WWNum4">
      <style:paragraph-properties fo:margin-top="0in" fo:margin-bottom="0in" loext:contextual-spacing="true" fo:line-height="100%"/>
      <style:text-properties officeooo:paragraph-rsid="00160258"/>
    </style:style>
    <style:style style:name="P41" style:family="paragraph" style:parent-style-name="List_20_Paragraph" style:list-style-name="WWNum8">
      <style:paragraph-properties fo:margin-top="0in" fo:margin-bottom="0in" loext:contextual-spacing="true" fo:line-height="100%"/>
      <style:text-properties officeooo:rsid="001bad91" officeooo:paragraph-rsid="001bad91"/>
    </style:style>
    <style:style style:name="P42" style:family="paragraph" style:parent-style-name="List_20_Paragraph" style:list-style-name="WWNum6">
      <style:paragraph-properties fo:margin-top="0in" fo:margin-bottom="0in" loext:contextual-spacing="true" fo:line-height="100%"/>
      <style:text-properties officeooo:rsid="001bad91" officeooo:paragraph-rsid="001cab0f"/>
    </style:style>
    <style:style style:name="P43" style:family="paragraph" style:parent-style-name="List_20_Paragraph">
      <style:paragraph-properties fo:margin-left="0.25in" fo:margin-right="0in" fo:text-indent="0in" style:auto-text-indent="false"/>
      <style:text-properties fo:font-size="18pt" officeooo:paragraph-rsid="00160258" style:font-size-asian="18pt" style:font-size-complex="18pt"/>
    </style:style>
    <style:style style:name="P4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font-size="12pt" style:font-size-asian="12pt" style:font-size-complex="18pt"/>
    </style:style>
    <style:style style:name="T2" style:family="text">
      <style:text-properties fo:font-size="12pt" officeooo:rsid="00160258" style:font-size-asian="12pt" style:font-size-complex="18pt"/>
    </style:style>
    <style:style style:name="T3" style:family="text">
      <style:text-properties fo:font-size="12pt" officeooo:rsid="0019fe83" style:font-size-asian="12pt" style:font-size-complex="18pt"/>
    </style:style>
    <style:style style:name="T4" style:family="text">
      <style:text-properties fo:font-size="12pt" officeooo:rsid="001b86e9" style:font-size-asian="12pt" style:font-size-complex="18pt"/>
    </style:style>
    <style:style style:name="T5" style:family="text">
      <style:text-properties fo:font-size="12pt" officeooo:rsid="001bad91" style:font-size-asian="12pt" style:font-size-complex="18pt"/>
    </style:style>
    <style:style style:name="T6" style:family="text">
      <style:text-properties fo:font-size="12pt" officeooo:rsid="001bdda6" style:font-size-asian="12pt" style:font-size-complex="18pt"/>
    </style:style>
    <style:style style:name="T7" style:family="text">
      <style:text-properties fo:font-size="12pt" officeooo:rsid="001cab0f" style:font-size-asian="12pt" style:font-size-complex="18pt"/>
    </style:style>
    <style:style style:name="T8" style:family="text">
      <style:text-properties fo:font-size="12pt" officeooo:rsid="001d423c" style:font-size-asian="12pt" style:font-size-complex="18pt"/>
    </style:style>
    <style:style style:name="T9" style:family="text">
      <style:text-properties officeooo:rsid="000f2708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officeooo:rsid="000fc040"/>
    </style:style>
    <style:style style:name="T12" style:family="text">
      <style:text-properties style:font-name="Times New Roman" officeooo:rsid="0012a452"/>
    </style:style>
    <style:style style:name="T13" style:family="text">
      <style:text-properties style:font-name="Times New Roman" officeooo:rsid="00144f3f"/>
    </style:style>
    <style:style style:name="T14" style:family="text">
      <style:text-properties officeooo:rsid="001dba8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6">Osoba</text:p>
          </table:table-cell>
          <table:table-cell table:style-name="Table1.A1" office:value-type="string">
            <text:p text:style-name="P16">Data</text:p>
          </table:table-cell>
          <table:table-cell table:style-name="Table1.A1" office:value-type="string">
            <text:p text:style-name="P16">Komentarz</text:p>
          </table:table-cell>
          <table:table-cell table:style-name="Table1.D1" office:value-type="string">
            <text:p text:style-name="P16">Wersja</text:p>
          </table:table-cell>
        </table:table-row>
        <table:table-row>
          <table:table-cell table:style-name="Table1.A2" office:value-type="string">
            <text:p text:style-name="P16">Mariusz Tkaczyk</text:p>
          </table:table-cell>
          <table:table-cell table:style-name="Table1.A2" office:value-type="string">
            <text:p text:style-name="P16">2018-11-12</text:p>
          </table:table-cell>
          <table:table-cell table:style-name="Table1.A2" office:value-type="string">
            <text:p text:style-name="P16">Inicjalny dokument</text:p>
          </table:table-cell>
          <table:table-cell table:style-name="Table1.D2" office:value-type="string">
            <text:p text:style-name="P16">0.1</text:p>
          </table:table-cell>
        </table:table-row>
      </table:table>
      <text:p text:style-name="P1"/>
      <text:p text:style-name="P1"/>
      <text:table-of-content text:style-name="Sect1" text:protected="true" text:name="Table of Contents1">
        <text:table-of-content-source text:outline-level="10" text:use-outline-level="false" text:use-index-source-styles="true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P15">Spis treści</text:p>
          </text:index-title>
          <text:p text:style-name="P12"><text:a xlink:type="simple" xlink:href="#__RefHeading___Toc119_3622137077" text:style-name="Index_20_Link" text:visited-style-name="Index_20_Link">1. Opis ogólny.<text:tab/>3</text:a></text:p>
          <text:p text:style-name="P44"><text:a xlink:type="simple" xlink:href="#__RefHeading___Toc148_3622137077" text:style-name="Index_20_Link" text:visited-style-name="Index_20_Link">1.1. Perspektywa produktu<text:tab/>3</text:a></text:p>
          <text:p text:style-name="P44"><text:a xlink:type="simple" xlink:href="#__RefHeading___Toc154_3622137077" text:style-name="Index_20_Link" text:visited-style-name="Index_20_Link">1.2. Funkcje produktu<text:tab/>3</text:a></text:p>
          <text:p text:style-name="P44"><text:a xlink:type="simple" xlink:href="#__RefHeading___Toc1437_3622137077" text:style-name="Index_20_Link" text:visited-style-name="Index_20_Link">1.3. Ograniczenia<text:tab/>3</text:a></text:p>
          <text:p text:style-name="P12"><text:a xlink:type="simple" xlink:href="#__RefHeading___Toc1439_3622137077" text:style-name="Index_20_Link" text:visited-style-name="Index_20_Link">2. Wymagania funkcjonalne<text:tab/>3</text:a></text:p>
          <text:p text:style-name="P12"><text:a xlink:type="simple" xlink:href="#__RefHeading___Toc1955_3622137077" text:style-name="Index_20_Link" text:visited-style-name="Index_20_Link">3. Wymagania niefunkcjonalne<text:tab/>3</text:a></text:p>
          <text:p text:style-name="P12"><text:a xlink:type="simple" xlink:href="#__RefHeading___Toc1957_3622137077" text:style-name="Index_20_Link" text:visited-style-name="Index_20_Link">4. Lista przypadków użycia<text:tab/>4</text:a></text:p>
        </text:index-body>
      </text:table-of-content>
      <text:p text:style-name="P1"/>
      <text:h text:style-name="P17" text:outline-level="1"><text:bookmark-start text:name="__RefHeading___Toc119_3622137077"/>Opis ogólny.<text:bookmark-end text:name="__RefHeading___Toc119_3622137077"/></text:h>
      <text:h text:style-name="P13" text:outline-level="2"><text:bookmark-start text:name="__RefHeading___Toc148_3622137077"/>Perspektywa produktu<text:bookmark-end text:name="__RefHeading___Toc148_3622137077"/></text:h>
      <text:p text:style-name="P3"><text:bookmark-start text:name="__RefHeading___Toc152_3622137077"/>Produkt będzie składał się z bezprzewodow<text:span text:style-name="T9">ych</text:span> <text:span text:style-name="T9">sterowników zasilania</text:span>, aplikacji mobilnej oraz serwera webowego. Dla użytkownika końcowego kluczowa będzie aplikacja mobilna, która umożliwi mu zdalne sterowanie podłączonym do <text:span text:style-name="T9">sterownika</text:span> urządzeniem.<text:bookmark-end text:name="__RefHeading___Toc152_3622137077"/></text:p>
      <text:h text:style-name="P13" text:outline-level="2"><text:bookmark-start text:name="__RefHeading___Toc154_3622137077"/>Funkcje produktu<text:bookmark-end text:name="__RefHeading___Toc154_3622137077"/></text:h>
      <text:p text:style-name="Standard"><text:bookmark-start text:name="__RefHeading___Toc156_3622137077"/>Podstawową funkcjonalnością produktu będzie możliwość <text:span text:style-name="T9">zarządzania stanem</text:span> <text:span text:style-name="T9">urządzenia elektrycznego</text:span> za pomocą aplikacji mobilnej. Użytkownik będzie miał możliwość stworzenia harmonogramu i ustalenia stanu <text:span text:style-name="T9">zasilania</text:span> na konkretną godzinę.<text:line-break/>Aplikacja będzie posiadała także, panel administratora w którym administrator będzie mógł przypisać/zastrzec dostęp <text:span text:style-name="T9">do konkretnych sterowników zasilania</text:span> dla konkretnych użytkowników.<text:bookmark-end text:name="__RefHeading___Toc156_3622137077"/></text:p>
      <text:h text:style-name="P14" text:outline-level="2"><text:bookmark-start text:name="__RefHeading___Toc1437_3622137077"/>Ograniczenia<text:bookmark-end text:name="__RefHeading___Toc1437_3622137077"/></text:h>
      <text:p text:style-name="P4">Znaczącym ograniczeniem będzie wymóg działania <text:span text:style-name="T9">sterowników</text:span>, serwera oraz aplikacji w jedne sieci. Aplikacja będzie dostępna wyłącznie na system operacyjny Android, co może zmniejszyć możliwą liczbę odbiorców produktu. </text:p>
      <text:p text:style-name="P4"/>
      <text:h text:style-name="Heading_20_1" text:outline-level="1"><text:bookmark-start text:name="__RefHeading___Toc1439_3622137077"/>Wymagania funkcjonalne<text:bookmark-end text:name="__RefHeading___Toc1439_3622137077"/></text:h>
      <text:list xml:id="list83266780" text:style-name="L1">
        <text:list-item>
          <text:p text:style-name="P8"><text:span text:style-name="T11">Sterownik</text:span><text:span text:style-name="T10"> posiada sw</text:span><text:span text:style-name="T11">ó</text:span><text:span text:style-name="T10">j identyfikator, który odróżnia go od pozostałych znajdujących się w sieci.</text:span></text:p>
        </text:list-item>
        <text:list-item>
          <text:p text:style-name="P8"><text:span text:style-name="T10">Możliwość obsługi sterownika zasilania za pomoc</text:span><text:span text:style-name="T11">ą</text:span><text:span text:style-name="T10"> aplikacji mobilnej</text:span></text:p>
        </text:list-item>
        <text:list-item>
          <text:p text:style-name="P8"><text:span text:style-name="T11">Użytkownik loguje się do aplikacji za pomocą loginu i hasła</text:span></text:p>
        </text:list-item>
        <text:list-item>
          <text:p text:style-name="P8"><text:span text:style-name="T11">Aplikacja posiada informacje o aktualnym stanie wszystkich podłączonych i dostępnych sterowników.</text:span></text:p>
        </text:list-item>
        <text:list-item>
          <text:p text:style-name="P7"><text:span text:style-name="T10">Aplikacja posiada panel administratora, w którym administrator przydziela prawa pozostałym użytkownikom.</text:span></text:p>
        </text:list-item>
        <text:list-item>
          <text:p text:style-name="P7"><text:span text:style-name="T10">Administrator jest w stanie usunąć, </text:span><text:span text:style-name="T11">dodać, edytować</text:span><text:span text:style-name="T10"> </text:span><text:span text:style-name="T11">sterownik zasilania.</text:span></text:p>
        </text:list-item>
        <text:list-item>
          <text:p text:style-name="P7"><text:span text:style-name="T10">Administrator ma wgląd do uśrednionych statystyk prezentujących </text:span><text:span text:style-name="T11">czas</text:span><text:span text:style-name="T10"> używania </text:span><text:span text:style-name="T11">sterownika</text:span><text:span text:style-name="T10">.</text:span></text:p>
        </text:list-item>
        <text:list-item>
          <text:p text:style-name="P7"><text:span text:style-name="T11">Administrator zatwierdza dostęp do sterowników dla nowych użytkowników</text:span></text:p>
        </text:list-item>
        <text:list-item>
          <text:p text:style-name="P8"><text:span text:style-name="T11">M</text:span><text:span text:style-name="T10">ożliwość zaplanowania </text:span><text:span text:style-name="T11">stanu zasilania w danych odcinkach czasu - harmonogram</text:span><text:span text:style-name="T10">.</text:span></text:p>
        </text:list-item>
      </text:list>
      <text:p text:style-name="P6"><text:span text:style-name="T10"/></text:p>
      <text:h text:style-name="Heading_20_1" text:outline-level="1"><text:bookmark-start text:name="__RefHeading___Toc1955_3622137077"/>Wymagania niefunkcjonalne<text:bookmark-end text:name="__RefHeading___Toc1955_3622137077"/></text:h>
      <text:list xml:id="list2729177009" text:style-name="L2">
        <text:list-item>
          <text:p text:style-name="P9"><text:span text:style-name="T13">N</text:span><text:span text:style-name="T10">iezbędne urządzenia oraz serwer będą działały w sieci LAN, połączenie z Internetem nie będzie konieczne.</text:span></text:p>
        </text:list-item>
        <text:list-item>
          <text:p text:style-name="P9"><text:span text:style-name="T13">U</text:span><text:span text:style-name="T10">życie prz</text:span><text:span text:style-name="T12">e</text:span><text:span text:style-name="T10">łączników ITEAD SONOFF BASIC WIFI.</text:span></text:p>
        </text:list-item>
        <text:list-item>
          <text:p text:style-name="P9"><text:span text:style-name="T13">U</text:span><text:span text:style-name="T10">życie przeznaczonego do nich oprogramowania (https://github.com/tschaban/AFE-Firmware) w wersji Tx.1.0.3 (możliwe własne modyfikacje).</text:span></text:p>
        </text:list-item>
        <text:list-item>
          <text:p text:style-name="P9"><text:span text:style-name="T13">K</text:span><text:span text:style-name="T10">ażdy przełącznik otrzyma stały adres IP (Router na podstawie adresu MAC będzie przydzielał stałe IP).</text:span></text:p>
        </text:list-item>
        <text:list-item>
          <text:p text:style-name="P9"><text:span text:style-name="T13">S</text:span><text:span text:style-name="T10">erwer zostanie stworzony w architekturze REST przy użyciu framework</text:span><text:span text:style-name="T13">a</text:span><text:span text:style-name="T10"> Spring Boot (https://spring.io/projects/spring-boot).</text:span></text:p>
        </text:list-item>
        <text:list-item>
          <text:p text:style-name="P9"><text:span text:style-name="T13">D</text:span><text:span text:style-name="T10">o przechowywania potrzebnych informacji zostanie użyta baza danych PostgreSQL</text:span></text:p>
        </text:list-item>
        <text:list-item>
          <text:p text:style-name="P9"><text:span text:style-name="T13">A</text:span><text:span text:style-name="T10">dres ser</text:span><text:span text:style-name="T13">w</text:span><text:span text:style-name="T10">era również będzie stały.</text:span></text:p>
        </text:list-item>
        <text:list-item>
          <text:p text:style-name="P9"><text:span text:style-name="T13">A</text:span><text:span text:style-name="T10">plikacja mobilna zostanie napisana w języku Kotlin i przy pomocy środowiska programistycznego Android Studio.</text:span></text:p>
        </text:list-item>
      </text:list>
      <text:p text:style-name="P6"><text:span text:style-name="T10"/></text:p>
      <text:h text:style-name="P19" text:outline-level="1"><text:bookmark-start text:name="__RefHeading___Toc1957_3622137077"/>Lista przypadków użycia<text:bookmark-end text:name="__RefHeading___Toc1957_3622137077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<text:span text:style-name="T1">ID</text:span></text:p>
          </table:table-cell>
          <table:table-cell table:style-name="Table2.A1" office:value-type="string">
            <text:p text:style-name="P20"><text:span text:style-name="T1">A_TURN_ON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1">Nazwa</text:span></text:p>
          </table:table-cell>
          <table:table-cell table:style-name="Table2.A1" office:value-type="string">
            <text:p text:style-name="P24"><text:span text:style-name="T1">Doprowadzenie zasilania 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1">Aktorzy</text:span></text:p>
          </table:table-cell>
          <table:table-cell table:style-name="Table2.A1" office:value-type="string">
            <text:p text:style-name="P20"><text:span text:style-name="T1">Użytkownik, Administrator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1">Opis</text:span></text:p>
          </table:table-cell>
          <table:table-cell table:style-name="Table2.A1" office:value-type="string">
            <text:p text:style-name="P20"><text:span text:style-name="T1">Uruchomienie </text:span><text:span text:style-name="T2">urządzenia elektrycznego podłączonego do sterownika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1">Wyzwalacz</text:span></text:p>
          </table:table-cell>
          <table:table-cell table:style-name="Table2.A1" office:value-type="string">
            <text:p text:style-name="P20"><text:span text:style-name="T1">U</text:span><text:span text:style-name="T2">ż</text:span><text:span text:style-name="T1">ytkownik chce uruchomić </text:span><text:span text:style-name="T2">urządzenie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1">Warunek początkowy</text:span></text:p>
          </table:table-cell>
          <table:table-cell table:style-name="Table2.A1" office:value-type="string">
            <text:p text:style-name="P20"><text:span text:style-name="T2">Urządzenie</text:span><text:span text:style-name="T1"> jest wyłączon</text:span><text:span text:style-name="T2">e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1">Warunek końcowy</text:span></text:p>
          </table:table-cell>
          <table:table-cell table:style-name="Table2.A1" office:value-type="string">
            <text:p text:style-name="P20"><text:span text:style-name="T2">Urządzenie</text:span><text:span text:style-name="T1"> jest włączon</text:span><text:span text:style-name="T2">e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1">Senariusz główny</text:span></text:p>
          </table:table-cell>
          <table:table-cell table:style-name="Table2.A1" office:value-type="string">
            <text:list xml:id="list2902498215" text:style-name="WWNum2">
              <text:list-item>
                <text:p text:style-name="P29"><text:span text:style-name="T1">Użytkownik uruchamia aplikację</text:span></text:p>
              </text:list-item>
              <text:list-item>
                <text:p text:style-name="P29"><text:span text:style-name="T1">Użytkownik wybiera uruchomienie </text:span><text:span text:style-name="T2">urządzenia poprzez</text:span><text:span text:style-name="T1"> aplikacj</text:span><text:span text:style-name="T2">ę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0"><text:span text:style-name="T1">Secenariusz alternatywny</text:span></text:p>
          </table:table-cell>
          <table:table-cell table:style-name="Table2.A1" office:value-type="string">
            <text:list xml:id="list1328610111" text:style-name="WWNum3">
              <text:list-item>
                <text:p text:style-name="P30"><text:span text:style-name="T1">Użytkownik uruchamia aplikację</text:span></text:p>
              </text:list-item>
              <text:list-item>
                <text:p text:style-name="P30"><text:span text:style-name="T2">Urządzenie</text:span><text:span text:style-name="T1"> jest już włączon</text:span><text:span text:style-name="T2">e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0"><text:span text:style-name="T1">Wyjątki</text:span></text:p>
          </table:table-cell>
          <table:table-cell table:style-name="Table2.A1" office:value-type="string">
            <text:p text:style-name="P24"><text:span text:style-name="T1">Brak zasilania w sterowniku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1">Rozszerzenia</text:span></text:p>
          </table:table-cell>
          <table:table-cell table:style-name="Table2.A1" office:value-type="string">
            <text:p text:style-name="P20"><text:span text:style-name="T1">Uruchomienie </text:span><text:span text:style-name="T2">urządzenia</text:span><text:span text:style-name="T1"> o konkretnej godzinie przy pomocy schedulera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1">Dodatkowe wymagania</text:span></text:p>
          </table:table-cell>
          <table:table-cell table:style-name="Table2.A1" office:value-type="string">
            <text:p text:style-name="P20"><text:span text:style-name="T1">brak</text:span></text:p>
          </table:table-cell>
        </table:table-row>
      </table:table>
      <text:p text:style-name="P4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<text:span text:style-name="T1">ID</text:span></text:p>
          </table:table-cell>
          <table:table-cell table:style-name="Table3.A1" office:value-type="string">
            <text:p text:style-name="P20"><text:span text:style-name="T1">A_TURN_OFF</text:span></text:p>
          </table:table-cell>
        </table:table-row>
        <table:table-row table:style-name="Table3.1">
          <table:table-cell table:style-name="Table3.A1" office:value-type="string">
            <text:p text:style-name="P20"><text:span text:style-name="T1">Nazwa</text:span></text:p>
          </table:table-cell>
          <table:table-cell table:style-name="Table3.A1" office:value-type="string">
            <text:p text:style-name="P28"><text:span text:style-name="T1">Odłączenie zasilania</text:span></text:p>
          </table:table-cell>
        </table:table-row>
        <table:table-row table:style-name="Table3.1">
          <table:table-cell table:style-name="Table3.A1" office:value-type="string">
            <text:p text:style-name="P20"><text:span text:style-name="T1">Aktorzy</text:span></text:p>
          </table:table-cell>
          <table:table-cell table:style-name="Table3.A1" office:value-type="string">
            <text:p text:style-name="P20"><text:span text:style-name="T1">Użytkownik, Administrator</text:span></text:p>
          </table:table-cell>
        </table:table-row>
        <table:table-row table:style-name="Table3.1">
          <table:table-cell table:style-name="Table3.A1" office:value-type="string">
            <text:p text:style-name="P20"><text:span text:style-name="T1">Opis</text:span></text:p>
          </table:table-cell>
          <table:table-cell table:style-name="Table3.A1" office:value-type="string">
            <text:p text:style-name="P20"><text:span text:style-name="T1">Wyłączenie </text:span><text:span text:style-name="T3">urządzenia</text:span><text:span text:style-name="T1"> poprzez </text:span><text:span text:style-name="T3">odcięcie zasilania</text:span></text:p>
          </table:table-cell>
        </table:table-row>
        <table:table-row table:style-name="Table3.1">
          <table:table-cell table:style-name="Table3.A1" office:value-type="string">
            <text:p text:style-name="P20"><text:span text:style-name="T1">Wyzwalacz</text:span></text:p>
          </table:table-cell>
          <table:table-cell table:style-name="Table3.A1" office:value-type="string">
            <text:p text:style-name="P20"><text:span text:style-name="T1">U</text:span><text:span text:style-name="T3">ż</text:span><text:span text:style-name="T1">ytkownik chce wyłączyć </text:span><text:span text:style-name="T3">urządzenie</text:span></text:p>
          </table:table-cell>
        </table:table-row>
        <table:table-row table:style-name="Table3.1">
          <table:table-cell table:style-name="Table3.A1" office:value-type="string">
            <text:p text:style-name="P20"><text:span text:style-name="T1">Warunek początkowy</text:span></text:p>
          </table:table-cell>
          <table:table-cell table:style-name="Table3.A1" office:value-type="string">
            <text:p text:style-name="P20"><text:span text:style-name="T3">Urządzenie</text:span><text:span text:style-name="T1"> jest włączon</text:span><text:span text:style-name="T3">e</text:span></text:p>
          </table:table-cell>
        </table:table-row>
        <table:table-row table:style-name="Table3.1">
          <table:table-cell table:style-name="Table3.A1" office:value-type="string">
            <text:p text:style-name="P20"><text:span text:style-name="T1">Warunek końcowy</text:span></text:p>
          </table:table-cell>
          <table:table-cell table:style-name="Table3.A1" office:value-type="string">
            <text:p text:style-name="P20"><text:span text:style-name="T3">urządzenie</text:span><text:span text:style-name="T1"> jest wyłączon</text:span><text:span text:style-name="T3">e</text:span></text:p>
          </table:table-cell>
        </table:table-row>
        <table:table-row table:style-name="Table3.1">
          <table:table-cell table:style-name="Table3.A1" office:value-type="string">
            <text:p text:style-name="P20"><text:span text:style-name="T1">Senariusz główny</text:span></text:p>
          </table:table-cell>
          <table:table-cell table:style-name="Table3.A1" office:value-type="string">
            <text:list xml:id="list20470833" text:style-name="WWNum11">
              <text:list-item>
                <text:p text:style-name="P31"><text:span text:style-name="T1">Użytkownik uruchamia aplikację</text:span></text:p>
              </text:list-item>
              <text:list-item>
                <text:p text:style-name="P32"><text:span text:style-name="T1">Użytkownik wybiera wyłączenie </text:span><text:span text:style-name="T2">urządzenia poprzez</text:span><text:span text:style-name="T1"> aplikacj</text:span><text:span text:style-name="T2">ę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20"><text:span text:style-name="T1">Secenariusz alternatywny</text:span></text:p>
          </table:table-cell>
          <table:table-cell table:style-name="Table3.A1" office:value-type="string">
            <text:list xml:id="list3603244909" text:style-name="WWNum12">
              <text:list-item>
                <text:p text:style-name="P33"><text:span text:style-name="T1">Użytkownik uruchamia aplikację</text:span></text:p>
              </text:list-item>
              <text:list-item>
                <text:p text:style-name="P34"><text:span text:style-name="T2">Urządzenie</text:span><text:span text:style-name="T1"> jest już w</text:span><text:span text:style-name="T3">y</text:span><text:span text:style-name="T1">łączon</text:span><text:span text:style-name="T2">e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20"><text:span text:style-name="T1">Wyjątki</text:span></text:p>
          </table:table-cell>
          <table:table-cell table:style-name="Table3.A1" office:value-type="string">
            <text:p text:style-name="P25"><text:span text:style-name="T1">Brak zasilania w sterowniku</text:span></text:p>
          </table:table-cell>
        </table:table-row>
        <table:table-row table:style-name="Table3.1">
          <table:table-cell table:style-name="Table3.A1" office:value-type="string">
            <text:p text:style-name="P20"><text:span text:style-name="T1">Rozszerzenia</text:span></text:p>
          </table:table-cell>
          <table:table-cell table:style-name="Table3.A1" office:value-type="string">
            <text:p text:style-name="P21"><text:span text:style-name="T1">Wyłączenie </text:span><text:span text:style-name="T2">urządzenia </text:span><text:span text:style-name="T1">o konkretnej godzinie przy pomocy schedulera</text:span></text:p>
          </table:table-cell>
        </table:table-row>
        <table:table-row table:style-name="Table3.1">
          <table:table-cell table:style-name="Table3.A1" office:value-type="string">
            <text:p text:style-name="P20"><text:span text:style-name="T1">Dodatkowe wymagania</text:span></text:p>
          </table:table-cell>
          <table:table-cell table:style-name="Table3.A1" office:value-type="string">
            <text:p text:style-name="P20"><text:span text:style-name="T1">brak</text:span></text:p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0"><text:span text:style-name="T1">ID</text:span></text:p>
          </table:table-cell>
          <table:table-cell table:style-name="Table5.A1" office:value-type="string">
            <text:p text:style-name="P20"><text:span text:style-name="T1">A_</text:span><text:span text:style-name="T4">SCHEDULE_</text:span><text:span text:style-name="T1">TURN_ON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1">Nazwa</text:span></text:p>
          </table:table-cell>
          <table:table-cell table:style-name="Table5.A1" office:value-type="string">
            <text:p text:style-name="P22"><text:span text:style-name="T1">Włączenie </text:span><text:span text:style-name="T3">urządzenia</text:span><text:span text:style-name="T1"> o ustalonej porze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1">Aktorzy</text:span></text:p>
          </table:table-cell>
          <table:table-cell table:style-name="Table5.A1" office:value-type="string">
            <text:p text:style-name="P20"><text:span text:style-name="T1">Użytkownik, Administrator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1">Opis</text:span></text:p>
          </table:table-cell>
          <table:table-cell table:style-name="Table5.A1" office:value-type="string">
            <text:p text:style-name="P22"><text:span text:style-name="T1">Uruchomienie </text:span><text:span text:style-name="T2">urządzenia elektrycznego podłączonego do sterownika </text:span><text:span text:style-name="T4">o ustalonej porze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1">Wyzwalacz</text:span></text:p>
          </table:table-cell>
          <table:table-cell table:style-name="Table5.A1" office:value-type="string">
            <text:p text:style-name="P20"><text:span text:style-name="T1">U</text:span><text:span text:style-name="T2">ż</text:span><text:span text:style-name="T1">ytkownik chce uruchomić </text:span><text:span text:style-name="T2">urządzenie </text:span><text:span text:style-name="T4">o konkretnej porze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1">Warunek początkowy</text:span></text:p>
          </table:table-cell>
          <table:table-cell table:style-name="Table5.A1" office:value-type="string">
            <text:p text:style-name="P22"><text:span text:style-name="T2">Urządzenie</text:span><text:span text:style-name="T1"> jest wyłączon</text:span><text:span text:style-name="T2">e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1">Warunek końcowy</text:span></text:p>
          </table:table-cell>
          <table:table-cell table:style-name="Table5.A1" office:value-type="string">
            <text:p text:style-name="P20"><text:span text:style-name="T2">Urządzenie</text:span><text:span text:style-name="T1"> jest włączon</text:span><text:span text:style-name="T2">e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1">S</text:span><text:span text:style-name="T5">c</text:span><text:span text:style-name="T1">enariusz główny</text:span></text:p>
          </table:table-cell>
          <table:table-cell table:style-name="Table5.A1" office:value-type="string">
            <text:list xml:id="list40046909" text:style-name="WWNum7">
              <text:list-item>
                <text:p text:style-name="P35"><text:span text:style-name="T1">Użytkownik uruchamia aplikację</text:span></text:p>
              </text:list-item>
              <text:list-item>
                <text:p text:style-name="P35"><text:span text:style-name="T1">U</text:span><text:span text:style-name="T5">ż</text:span><text:span text:style-name="T1">ytkownik wybiera dzień i godzinę uruchomienia</text:span></text:p>
              </text:list-item>
              <text:list-item>
                <text:p text:style-name="P35"><text:span text:style-name="T1">Użytkownik potwierdza wybrany dzień i godzinę <text:s/>uruchomienia</text:span></text:p>
              </text:list-item>
            </text:list>
          </table:table-cell>
        </table:table-row>
        <text:soft-page-break/>
        <table:table-row table:style-name="Table5.1">
          <table:table-cell table:style-name="Table5.A1" office:value-type="string">
            <text:p text:style-name="P20"><text:span text:style-name="T1">Scenariusz alternatywny</text:span></text:p>
          </table:table-cell>
          <table:table-cell table:style-name="Table5.A1" office:value-type="string">
            <text:list xml:id="list1729006967" text:style-name="WWNum8">
              <text:list-item>
                <text:p text:style-name="P36"><text:span text:style-name="T1">Użytkownik uruchamia aplikację</text:span></text:p>
              </text:list-item>
              <text:list-item>
                <text:p text:style-name="P41"><text:span text:style-name="T7">Włączenie</text:span><text:span text:style-name="T1"> urządzenia </text:span><text:span text:style-name="T7">jest już zaplanowane 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20"><text:span text:style-name="T1">Wyjątki</text:span></text:p>
          </table:table-cell>
          <table:table-cell table:style-name="Table5.A1" office:value-type="string">
            <text:p text:style-name="P26"><text:span text:style-name="T1">Brak zasilania w sterowniku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1">Rozszerzenia</text:span></text:p>
          </table:table-cell>
          <table:table-cell table:style-name="Table5.A1" office:value-type="string">
            <text:p text:style-name="P20"><text:span text:style-name="T1">brak</text:span></text:p>
          </table:table-cell>
        </table:table-row>
        <table:table-row table:style-name="Table5.1">
          <table:table-cell table:style-name="Table5.A1" office:value-type="string">
            <text:p text:style-name="P20"><text:span text:style-name="T1">Dodatkowe wymagania</text:span></text:p>
          </table:table-cell>
          <table:table-cell table:style-name="Table5.A1" office:value-type="string">
            <text:p text:style-name="P20"><text:span text:style-name="T1">brak</text:span></text:p>
          </table:table-cell>
        </table:table-row>
      </table:table>
      <text:p text:style-name="P10"/>
      <text:p text:style-name="P1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"><text:span text:style-name="T1">ID</text:span></text:p>
          </table:table-cell>
          <table:table-cell table:style-name="Table6.A1" office:value-type="string">
            <text:p text:style-name="P23"><text:span text:style-name="T1">A_</text:span><text:span text:style-name="T4">SCHEDULE_</text:span><text:span text:style-name="T1">TURN_</text:span><text:span text:style-name="T6">OFF</text:span></text:p>
          </table:table-cell>
        </table:table-row>
        <table:table-row table:style-name="Table6.1">
          <table:table-cell table:style-name="Table6.A1" office:value-type="string">
            <text:p text:style-name="P20"><text:span text:style-name="T1">Nazwa</text:span></text:p>
          </table:table-cell>
          <table:table-cell table:style-name="Table6.A1" office:value-type="string">
            <text:p text:style-name="P23"><text:span text:style-name="T1">Wyłączenie </text:span><text:span text:style-name="T3">urządzenia</text:span><text:span text:style-name="T1"> o ustalonej porze</text:span></text:p>
          </table:table-cell>
        </table:table-row>
        <table:table-row table:style-name="Table6.1">
          <table:table-cell table:style-name="Table6.A1" office:value-type="string">
            <text:p text:style-name="P20"><text:span text:style-name="T1">Aktorzy</text:span></text:p>
          </table:table-cell>
          <table:table-cell table:style-name="Table6.A1" office:value-type="string">
            <text:p text:style-name="P20"><text:span text:style-name="T1">Użytkownik, Administrator</text:span></text:p>
          </table:table-cell>
        </table:table-row>
        <table:table-row table:style-name="Table6.1">
          <table:table-cell table:style-name="Table6.A1" office:value-type="string">
            <text:p text:style-name="P20"><text:span text:style-name="T1">Opis</text:span></text:p>
          </table:table-cell>
          <table:table-cell table:style-name="Table6.A1" office:value-type="string">
            <text:p text:style-name="P20"><text:span text:style-name="T1">Wyłączenie </text:span><text:span text:style-name="T6">urządzenia</text:span><text:span text:style-name="T1"> poprzez </text:span><text:span text:style-name="T6">odcięcie zasilania o wybranej porze</text:span></text:p>
          </table:table-cell>
        </table:table-row>
        <table:table-row table:style-name="Table6.1">
          <table:table-cell table:style-name="Table6.A1" office:value-type="string">
            <text:p text:style-name="P20"><text:span text:style-name="T1">Wyzwalacz</text:span></text:p>
          </table:table-cell>
          <table:table-cell table:style-name="Table6.A1" office:value-type="string">
            <text:p text:style-name="P20"><text:span text:style-name="T1">U</text:span><text:span text:style-name="T6">ż</text:span><text:span text:style-name="T1">ytkownik chce wyłączyć </text:span><text:span text:style-name="T6">urządzenie</text:span><text:span text:style-name="T1"> o konkretnej porze</text:span></text:p>
          </table:table-cell>
        </table:table-row>
        <table:table-row table:style-name="Table6.1">
          <table:table-cell table:style-name="Table6.A1" office:value-type="string">
            <text:p text:style-name="P20"><text:span text:style-name="T1">Warunek początkowy</text:span></text:p>
          </table:table-cell>
          <table:table-cell table:style-name="Table6.A1" office:value-type="string">
            <text:p text:style-name="P20"><text:span text:style-name="T6">Urządzenie</text:span><text:span text:style-name="T1"> jest włączon</text:span><text:span text:style-name="T6">e</text:span></text:p>
          </table:table-cell>
        </table:table-row>
        <table:table-row table:style-name="Table6.1">
          <table:table-cell table:style-name="Table6.A1" office:value-type="string">
            <text:p text:style-name="P20"><text:span text:style-name="T1">Warunek końcowy</text:span></text:p>
          </table:table-cell>
          <table:table-cell table:style-name="Table6.A1" office:value-type="string">
            <text:p text:style-name="P23"><text:span text:style-name="T6">Urządzenie</text:span><text:span text:style-name="T1"> jest wyłączon</text:span><text:span text:style-name="T6">e</text:span></text:p>
          </table:table-cell>
        </table:table-row>
        <table:table-row table:style-name="Table6.1">
          <table:table-cell table:style-name="Table6.A1" office:value-type="string">
            <text:p text:style-name="P20"><text:span text:style-name="T1">S</text:span><text:span text:style-name="T6">c</text:span><text:span text:style-name="T1">enariusz główny</text:span></text:p>
          </table:table-cell>
          <table:table-cell table:style-name="Table6.A1" office:value-type="string">
            <text:list xml:id="list3260104644" text:style-name="WWNum5">
              <text:list-item>
                <text:p text:style-name="P37"><text:span text:style-name="T1">Użytkownik uruchamia aplikację</text:span></text:p>
              </text:list-item>
              <text:list-item>
                <text:p text:style-name="P37"><text:span text:style-name="T1">U</text:span><text:span text:style-name="T6">ż</text:span><text:span text:style-name="T1">ytkownik wybiera dzień i godzinę </text:span><text:span text:style-name="T6">wyłączenia</text:span></text:p>
              </text:list-item>
              <text:list-item>
                <text:p text:style-name="P38"><text:span text:style-name="T1">Użytkownik potwierdza wybrany dzień i godzinę ustalając moment </text:span><text:span text:style-name="T6">wyłączenia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20"><text:span text:style-name="T1">Secenariusz alternatywny</text:span></text:p>
          </table:table-cell>
          <table:table-cell table:style-name="Table6.A1" office:value-type="string">
            <text:list xml:id="list1096564833" text:style-name="WWNum6">
              <text:list-item>
                <text:p text:style-name="P39"><text:span text:style-name="T1">Użytkownik uruchamia aplikację</text:span></text:p>
              </text:list-item>
              <text:list-item>
                <text:p text:style-name="P42"><text:span text:style-name="T7">Wyłączenie</text:span><text:span text:style-name="T1"> urządzenia </text:span><text:span text:style-name="T7">jest już zaplanowane.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20"><text:span text:style-name="T1">Wyjątki</text:span></text:p>
          </table:table-cell>
          <table:table-cell table:style-name="Table6.A1" office:value-type="string">
            <text:p text:style-name="P27"><text:span text:style-name="T1">Brak zasilania w sterowniku</text:span></text:p>
          </table:table-cell>
        </table:table-row>
        <table:table-row table:style-name="Table6.1">
          <table:table-cell table:style-name="Table6.A1" office:value-type="string">
            <text:p text:style-name="P20"><text:span text:style-name="T1">Rozszerzenia</text:span></text:p>
          </table:table-cell>
          <table:table-cell table:style-name="Table6.A1" office:value-type="string">
            <text:p text:style-name="P20"><text:span text:style-name="T1">brak</text:span></text:p>
          </table:table-cell>
        </table:table-row>
        <table:table-row table:style-name="Table6.1">
          <table:table-cell table:style-name="Table6.A1" office:value-type="string">
            <text:p text:style-name="P20"><text:span text:style-name="T1">Dodatkowe wymagania</text:span></text:p>
          </table:table-cell>
          <table:table-cell table:style-name="Table6.A1" office:value-type="string">
            <text:p text:style-name="P20"><text:span text:style-name="T1">brak</text:span></text:p>
          </table:table-cell>
        </table:table-row>
      </table:table>
      <text:p text:style-name="P10"/>
      <text:p text:style-name="P1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0"><text:span text:style-name="T1">ID</text:span></text:p>
          </table:table-cell>
          <table:table-cell table:style-name="Table7.A1" office:value-type="string">
            <text:p text:style-name="P20"><text:span text:style-name="T1">A_</text:span><text:span text:style-name="T8">MODIFY</text:span><text:span text:style-name="T1">_IP_ADDRESS</text:span></text:p>
          </table:table-cell>
        </table:table-row>
        <table:table-row table:style-name="Table7.1">
          <table:table-cell table:style-name="Table7.A1" office:value-type="string">
            <text:p text:style-name="P20"><text:span text:style-name="T1">Nazwa</text:span></text:p>
          </table:table-cell>
          <table:table-cell table:style-name="Table7.A1" office:value-type="string">
            <text:p text:style-name="P20"><text:span text:style-name="T1">Ustalenie wartości IP danego </text:span><text:span text:style-name="T8">sterownika</text:span></text:p>
          </table:table-cell>
        </table:table-row>
        <table:table-row table:style-name="Table7.1">
          <table:table-cell table:style-name="Table7.A1" office:value-type="string">
            <text:p text:style-name="P20"><text:span text:style-name="T1">Aktorzy</text:span></text:p>
          </table:table-cell>
          <table:table-cell table:style-name="Table7.A1" office:value-type="string">
            <text:p text:style-name="P20"><text:span text:style-name="T1">Administrator</text:span></text:p>
          </table:table-cell>
        </table:table-row>
        <table:table-row table:style-name="Table7.1">
          <table:table-cell table:style-name="Table7.A1" office:value-type="string">
            <text:p text:style-name="P20"><text:span text:style-name="T1">Opis</text:span></text:p>
          </table:table-cell>
          <table:table-cell table:style-name="Table7.A1" office:value-type="string">
            <text:p text:style-name="P20"><text:span text:style-name="T1">Zmiana IP kontrolera</text:span></text:p>
          </table:table-cell>
        </table:table-row>
        <table:table-row table:style-name="Table7.1">
          <table:table-cell table:style-name="Table7.A1" office:value-type="string">
            <text:p text:style-name="P20"><text:span text:style-name="T1">Wyzwalacz</text:span></text:p>
          </table:table-cell>
          <table:table-cell table:style-name="Table7.A1" office:value-type="string">
            <text:p text:style-name="P20"><text:span text:style-name="T8">Konieczność</text:span><text:span text:style-name="T1"> zmiany IP kontrolera</text:span></text:p>
          </table:table-cell>
        </table:table-row>
        <table:table-row table:style-name="Table7.1">
          <table:table-cell table:style-name="Table7.A1" office:value-type="string">
            <text:p text:style-name="P20"><text:span text:style-name="T1">Warunek początkowy</text:span></text:p>
          </table:table-cell>
          <table:table-cell table:style-name="Table7.A1" office:value-type="string">
            <text:p text:style-name="P20"><text:span text:style-name="T1">Pierwot</text:span><text:span text:style-name="T8">n</text:span><text:span text:style-name="T1">a wartość IP kontrolera</text:span></text:p>
          </table:table-cell>
        </table:table-row>
        <table:table-row table:style-name="Table7.1">
          <table:table-cell table:style-name="Table7.A1" office:value-type="string">
            <text:p text:style-name="P20"><text:span text:style-name="T1">Warunek końcowy</text:span></text:p>
          </table:table-cell>
          <table:table-cell table:style-name="Table7.A1" office:value-type="string">
            <text:p text:style-name="P20"><text:span text:style-name="T1">Zmieniona wartość IP kontrolera</text:span></text:p>
          </table:table-cell>
        </table:table-row>
        <table:table-row table:style-name="Table7.1">
          <table:table-cell table:style-name="Table7.A1" office:value-type="string">
            <text:p text:style-name="P20"><text:span text:style-name="T1">Senariusz główny</text:span></text:p>
          </table:table-cell>
          <table:table-cell table:style-name="Table7.A1" office:value-type="string">
            <text:list xml:id="list3244299505" text:style-name="WWNum4">
              <text:list-item>
                <text:p text:style-name="P40"><text:span text:style-name="T1">Administrator uruchamia aplikację</text:span></text:p>
              </text:list-item>
              <text:list-item>
                <text:p text:style-name="P40"><text:span text:style-name="T1">Administrator wchodzi w panel administratora</text:span></text:p>
              </text:list-item>
              <text:list-item>
                <text:p text:style-name="P40"><text:span text:style-name="T1">Administrator wybiera interesujący go kontrolera</text:span></text:p>
              </text:list-item>
              <text:list-item>
                <text:p text:style-name="P40"><text:span text:style-name="T1">Admin</text:span><text:span text:style-name="T8">i</text:span><text:span text:style-name="T1">strator zmienia wartość IP na nową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20"><text:span text:style-name="T1">Secenariusz alternatywny</text:span></text:p>
          </table:table-cell>
          <table:table-cell table:style-name="Table7.A1" office:value-type="string">
            <text:p text:style-name="P11"><text:span text:style-name="T1">brak</text:span></text:p>
          </table:table-cell>
        </table:table-row>
        <table:table-row table:style-name="Table7.1">
          <table:table-cell table:style-name="Table7.A1" office:value-type="string">
            <text:p text:style-name="P20"><text:span text:style-name="T1">Wyjątki</text:span></text:p>
          </table:table-cell>
          <table:table-cell table:style-name="Table7.A1" office:value-type="string">
            <text:p text:style-name="P20"><text:span text:style-name="T1">- nie ma żadnych podłączonych kontrolerów</text:span></text:p>
          </table:table-cell>
        </table:table-row>
        <table:table-row table:style-name="Table7.1">
          <table:table-cell table:style-name="Table7.A1" office:value-type="string">
            <text:p text:style-name="P20"><text:span text:style-name="T1">Rozszerzenia</text:span></text:p>
          </table:table-cell>
          <table:table-cell table:style-name="Table7.A1" office:value-type="string">
            <text:p text:style-name="P20"><text:span text:style-name="T1">brak</text:span></text:p>
          </table:table-cell>
        </table:table-row>
        <table:table-row table:style-name="Table7.1">
          <table:table-cell table:style-name="Table7.A1" office:value-type="string">
            <text:p text:style-name="P20"><text:span text:style-name="T1">Dodatkowe wymagania</text:span></text:p>
          </table:table-cell>
          <table:table-cell table:style-name="Table7.A1" office:value-type="string">
            <text:p text:style-name="P20"><text:span text:style-name="T1">brak</text:span></text:p>
          </table:table-cell>
        </table:table-row>
      </table:table>
      <text:p text:style-name="P5"/>
      <text:p text:style-name="P5"/>
      <text:p text:style-name="P5">/<text:span text:style-name="T14">ADD_NEW_DRIVER</text:span></text:p>
      <text:p text:style-name="P5">//<text:span text:style-name="T14">DELETE_DRIVER</text:span></text:p>
      <text:p text:style-name="P5">//<text:span text:style-name="T14">GRANT_NEW_USER_ACCESS</text:span></text:p>
      <text:p text:style-name="P5">//<text:span text:style-name="T14">REVOKE_NEW_USER_ACCESS</text:span></text:p>
      <text:p text:style-name="P5">//<text:span text:style-name="T14">MODIFY_DRIVER_N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7:50.678157670</meta:creation-date>
    <dc:date>2018-11-12T22:24:59.655415430</dc:date>
    <meta:editing-duration>PT53M21S</meta:editing-duration>
    <meta:editing-cycles>16</meta:editing-cycles>
    <meta:generator>LibreOffice/6.0.3.2$Linux_X86_64 LibreOffice_project/00m0$Build-2</meta:generator>
    <meta:document-statistic meta:table-count="6" meta:image-count="0" meta:object-count="0" meta:page-count="5" meta:paragraph-count="181" meta:word-count="740" meta:character-count="5918" meta:non-whitespace-character-count="5401"/>
  </office:meta>
</office:document-meta>
</file>